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5cca1" officeooo:paragraph-rsid="0005cca1"/>
    </style:style>
    <style:style style:name="P2" style:family="paragraph" style:parent-style-name="Standard">
      <style:paragraph-properties fo:text-align="start" style:justify-single-word="false"/>
      <style:text-properties officeooo:paragraph-rsid="0005cca1"/>
    </style:style>
    <style:style style:name="T1" style:family="text">
      <style:text-properties officeooo:rsid="0005cca1"/>
    </style:style>
    <style:style style:name="T2" style:family="text">
      <style:text-properties fo:font-weight="bold" officeooo:rsid="0005cc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NS Amplification attack is sophisticated Denial of service attack using DNS server behaviour.So lets disscuss Basics for DNS amplification attack.</text:p>
      <text:p text:style-name="P1"/>
      <text:p text:style-name="P1">DNS(Domain Name Server):</text:p>
      <text:p text:style-name="P2"><text:span text:style-name="T1">The </text:span><text:span text:style-name="T2">Domain Name System</text:span><text:span text:style-name="T1"> (</text:span><text:span text:style-name="T2">DNS</text:span><text:span text:style-name="T1">) is a hierarchical decentralized naming system for computers, services, or any resource connected to the Internet or a private networ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18:46:50.356584411</meta:creation-date>
    <dc:date>2016-04-15T18:55:30.007848628</dc:date>
    <meta:editing-duration>PT8M44S</meta:editing-duration>
    <meta:editing-cycles>1</meta:editing-cycles>
    <meta:document-statistic meta:table-count="0" meta:image-count="0" meta:object-count="0" meta:page-count="1" meta:paragraph-count="3" meta:word-count="48" meta:character-count="334" meta:non-whitespace-character-count="289"/>
    <meta:generator>LibreOffice/4.4.2.2$Linux_X86_64 LibreOffice_project/40m0$Build-2</meta:generator>
  </office:meta>
</office:document-meta>
</file>